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sCollection.get( String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pliterator.character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get( String annotationType , @ Nullable Predicate &lt; ? super MergedAnnotation &lt; A &gt; &gt; predicate , @ Nullable MergedAnnotationSelector &lt; A &gt;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pliterator.trySpl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of( Collection &lt; MergedAnnotation &lt; ? &gt; &gt;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Collection.stream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isDirectlyPresent( String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find( Object requiredType , @ Nullable Predicate &lt; ? super MergedAnnotation &lt; A &gt; &gt; predicate , @ Nullable MergedAnnotationSelector &lt; A &gt; selecto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rgedAnnotationsCollection.isPresent( Object requiredType , boolean directOnl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rgedAnnotationsCollection.spliterator( @ Nullable Object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pliterator.getNextSuitableMapping( int annotatio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sSpliterator.estimat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sSpliterator.createMergedAnnotationIfPossible( int annotationIndex , int mapping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AnnotationsCollection.isPresent( String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pliterator.AnnotationsSpliterator( @ Nullable Object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pliterator.getMapping( int annotationIndex , int mapping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llection.isPresent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get( Class &lt; A &gt; annotationType , @ Nullable Predicate &lt; ? super MergedAnnotation &lt; A &gt;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isDirectlyPresent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get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stream( String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get( Class &lt; A &gt; annotationType , @ Nullable Predicate &lt; ? super MergedAnnotation &lt; A &gt; &gt; predicate , @ Nullable MergedAnnotationSelector &lt; A &gt;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llection.MergedAnnotationsCollection( Collection &lt; MergedAnnotation &lt; ? &gt; &gt; annot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rgedAnnotationsCollection.spl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pliterator.tryAdvance( Consumer &lt; ? super MergedAnnotation &lt; A &gt; &gt; a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rgedAnnotationsCollection.get( String annotationType , @ Nullable Predicate &lt; ? super MergedAnnotation &lt; A &gt;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llection.isMappingForType( AnnotationTypeMapping mapping , @ Nullable Object required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